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3592"/>
    </style:style>
    <style:style style:name="T1" style:family="text">
      <style:text-properties officeooo:rsid="00164f62"/>
    </style:style>
    <style:style style:name="T2" style:family="text">
      <style:text-properties officeooo:rsid="001aa1a2"/>
    </style:style>
    <style:style style:name="T3" style:family="text">
      <style:text-properties officeooo:rsid="001c0fe2"/>
    </style:style>
    <style:style style:name="T4" style:family="text">
      <style:text-properties officeooo:rsid="001cd4bf"/>
    </style:style>
    <style:style style:name="T5" style:family="text">
      <style:text-properties officeooo:rsid="002015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J’ai un bagage mathématiques appliquées, </text:span><text:span text:style-name="T4">qui a </text:span><text:span text:style-name="T2">un gros manque de mise en pratique. C’est ce que je cherche dans cette formation : savoir apprendre est une chose, </text:span><text:span text:style-name="T4">montrer que l’on sait faire </text:span><text:span text:style-name="T2">est nécessaire pour se vendre sur le marché de l’emploi. </text:span><text:span text:style-name="T3">Mon objectif </text:span><text:span text:style-name="T4">principal pour cette</text:span><text:span text:style-name="T3"> formation concerne donc la création d’un</text:span><text:span text:style-name="T2"> porte-folio </text:span><text:span text:style-name="T3">d</text:span><text:span text:style-name="T2">e projets. <text:s/></text:span></text:p>
      <text:p text:style-name="P1"><text:span text:style-name="T3">Ensuite, au sujet des défis</text:span><text:span text:style-name="T1">, je pense avoir dissocié 3 phases : la première d’analyse, pour doser la difficulté et chercher </text:span><text:span text:style-name="T4">son origine</text:span><text:span text:style-name="T1">, la deuxième de planification, pour voir quels moyens je peux mettre en œuvre et choisir la voie <text:s/>la plus pertinente, et enfin la troisième phase d’action. </text:span></text:p>
      <text:p text:style-name="P1"><text:span text:style-name="T1">Je ne suis pas en alternance, mais il me semble que la possibilité de faire un stage (à la place du projet </text:span><text:span text:style-name="T4">7 </text:span><text:span text:style-name="T1">« POC ») est une vraie opportunité, que je pense saisir. </text:span><text:span text:style-name="T5">Je pense prendre le temps pour maturer cette idée, et démarcher différentes entreprises dès la fin du troisième projet</text:span><text:span text:style-name="T1">. </text:span></text:p>
      <text:p text:style-name="P1"><text:span text:style-name="T1">Enfin, pour conclure ce paragraphe très scolaire, mon financement vient entièrement de pôle emploi </text:span><text:span text:style-name="T2">pour cette formation « ingénieur Machine Learning », dont la description est « </text:span>Vous avez les bases en Data Science ? Approfondissez votre maîtrise du Machine Learning »<text:span text:style-name="T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10:19:14.237889649</meta:creation-date>
    <dc:date>2021-04-08T17:06:14.105536306</dc:date>
    <meta:editing-duration>PT23M43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1" meta:paragraph-count="4" meta:word-count="201" meta:character-count="1193" meta:non-whitespace-character-count="991"/>
  </office:meta>
</office:document-meta>
</file>